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7E6718D3435E12AB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c5da"/>
    </style:style>
    <style:style style:name="P2" style:family="paragraph" style:parent-style-name="Standard">
      <style:paragraph-properties fo:text-align="start" style:justify-single-word="false"/>
      <style:text-properties officeooo:paragraph-rsid="001ac5da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ac5da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ac5da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ac5da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ac5da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ac5da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ac5d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ac5d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ac5da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ac5da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ac5da"/>
    </style:style>
    <style:style style:name="T9" style:family="text">
      <style:text-properties officeooo:rsid="001cacc8"/>
    </style:style>
    <style:style style:name="T10" style:family="text">
      <style:text-properties officeooo:rsid="001f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2792078231664000741" text:style-name="L1">
          <text:list-item>
            <text:p text:style-name="P10">2x = <text:span text:style-name="T8">8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860280504137" text:continue-numbering="true" text:style-name="L1">
          <text:list-item>
            <text:p text:style-name="P10"><text:span text:style-name="T9">4</text:span>y + 5 = <text:span text:style-name="T9">13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861873485427" text:continue-numbering="true" text:style-name="L1">
          <text:list-item>
            <text:p text:style-name="P10">z<text:span text:style-name="T1">2</text:span> +3 = <text:span text:style-name="T9">52</text:span></text:p>
          </text:list-item>
          <text:list-item>
            <text:p text:style-name="P10"><draw:frame draw:style-name="fr2" draw:name="Object1" text:anchor-type="as-char" svg:y="-0.2437in" svg:width="0.9575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203861362335842" text:continue-numbering="true" text:style-name="L1">
          <text:list-item>
            <text:p text:style-name="P11"><draw:frame draw:style-name="fr2" draw:name="Object11" text:anchor-type="as-char" svg:y="-0.152in" svg:width="1.248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203861032567696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203861937634371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203862090314587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10">h</text:span></text:p>
        </text:list-item>
      </text:list>
      <text:p text:style-name="P8"/>
      <text:p text:style-name="P8"/>
      <text:p text:style-name="P8"/>
      <text:p text:style-name="P8"/>
      <text:list xml:id="list203861987785798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203860612506761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203901495459915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3900217549082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203902159274942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3901697654379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E6718D3435E12AB.png" xlink:type="simple" xlink:show="embed" xlink:actuate="onLoad"/></draw:frame><draw:frame draw:style-name="Mfr1" draw:name="graphics1" text:anchor-type="paragraph" svg:x="0.0409in" svg:y="-0.4126in" svg:width="0.75in" svg:height="0.8in" draw:z-index="14"><draw:image xlink:href="Pictures/10000201000000EF00000100BAF499EAF797B926.png" xlink:type="simple" xlink:show="embed" xlink:actuate="onLoad"/></draw:frame> <text:s text:c="20"/>Name:<text:tab/><text:tab/><text:date style:data-style-name="N37" text:date-value="2016-08-29T20:38:59.92780696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773186482</meta:creation-date>
    <meta:editing-duration>PT9M28S</meta:editing-duration>
    <meta:editing-cycles>8</meta:editing-cycles>
    <meta:generator>LibreOffice/5.0.6.2$Linux_X86_64 LibreOffice_project/00$Build-2</meta:generator>
    <dc:date>2016-08-29T20:38:59.896354684</dc:date>
    <meta:document-statistic meta:table-count="0" meta:image-count="2" meta:object-count="11" meta:page-count="2" meta:paragraph-count="19" meta:word-count="79" meta:character-count="373" meta:non-whitespace-character-count="29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5</mn>
          </mrow>
          <mn>10</mn>
        </mfrac>
        <mo stretchy="false">−</mo>
        <mn>3</mn>
      </mrow>
      <mo stretchy="false">=</mo>
      <mn>35</mn>
    </mrow>
    <annotation encoding="StarMath 5.0">{B + 5} over 10 - 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4 ( x + 2 ) = 5 ( x + 3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